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4C000002DDEF1F5E7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004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004080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no-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004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no-wrap" draw:shadow="hidden" draw:shadow-color="#004080"/>
    </style:style>
    <style:style style:name="pr5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6" style:family="presentation" style:parent-style-name="Default-title">
      <style:graphic-properties draw:fill-color="#ffffff" fo:min-height="2.926cm"/>
    </style:style>
    <style:style style:name="pr7" style:family="presentation" style:parent-style-name="Default-outline1">
      <style:graphic-properties draw:fill-color="#ffffff" fo:min-height="10.161cm"/>
    </style:style>
    <style:style style:name="pr8" style:family="presentation" style:parent-style-name="Default-notes">
      <style:graphic-properties draw:fill-color="#ffffff" fo:min-height="11.181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1.19cm" fo:margin-bottom="0cm" fo:text-align="center" text:enable-numbering="false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952cm" fo:margin-right="0cm" fo:margin-top="0.282cm" fo:margin-bottom="0cm" text:enable-numbering="true" fo:text-indent="-0.952cm"/>
    </style:style>
    <style:style style:name="P7" style:family="paragraph">
      <style:paragraph-properties fo:margin-left="2.063cm" fo:margin-right="0cm" text:enable-numbering="true" fo:text-indent="-0.793cm"/>
    </style:style>
    <style:style style:name="P8" style:family="paragraph">
      <style:paragraph-properties fo:margin-left="2.063cm" fo:margin-right="0cm" fo:margin-top="0.246cm" fo:margin-bottom="0cm" text:enable-numbering="true" fo:text-indent="-0.793cm"/>
    </style:style>
    <style:style style:name="P9" style:family="paragraph">
      <style:paragraph-properties fo:margin-left="0.952cm" fo:margin-right="0cm" text:enable-numbering="true" fo:text-indent="-0.952cm"/>
    </style:style>
    <style:style style:name="P10" style:family="paragraph">
      <style:paragraph-properties fo:margin-left="0.952cm" fo:margin-right="0cm" fo:text-indent="-0.952cm" style:writing-mode="lr-tb"/>
      <style:text-properties fo:color="#280099"/>
    </style:style>
    <style:style style:name="P11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12" style:family="paragraph">
      <style:paragraph-properties fo:margin-left="0.952cm" fo:margin-right="0cm" fo:text-indent="-0.952cm"/>
    </style:style>
    <style:style style:name="P13" style:family="paragraph">
      <style:paragraph-properties fo:margin-left="2.063cm" fo:margin-right="0cm" fo:text-indent="-0.793cm"/>
    </style:style>
    <style:style style:name="P14" style:family="paragraph">
      <style:paragraph-properties fo:margin-left="3.175cm" fo:margin-right="0cm" fo:text-indent="-0.635cm"/>
    </style:style>
    <style:style style:name="P15" style:family="paragraph">
      <style:paragraph-properties fo:margin-left="0.952cm" fo:margin-right="0cm" fo:text-indent="-0.952cm"/>
      <style:text-properties fo:color="#280099"/>
    </style:style>
    <style:style style:name="P16" style:family="paragraph">
      <style:paragraph-properties fo:margin-left="4.445cm" fo:margin-right="0cm" fo:text-indent="-0.635cm"/>
    </style:style>
    <style:style style:name="T1" style:family="text">
      <style:text-properties fo:color="#004080" fo:font-size="96pt" fo:language="en" fo:country="GB" fo:font-weight="bold" style:font-size-asian="96pt" style:font-weight-asian="bold" style:font-size-complex="96pt" style:font-weight-complex="bold"/>
    </style:style>
    <style:style style:name="T2" style:family="text">
      <style:text-properties fo:color="#ffffff" fo:font-size="54pt" style:font-size-asian="54pt" style:font-size-complex="54pt"/>
    </style:style>
    <style:style style:name="T3" style:family="text">
      <style:text-properties fo:language="en" fo:country="GB"/>
    </style:style>
    <style:style style:name="T4" style:family="text">
      <style:text-properties fo:color="#280099" fo:language="en" fo:country="GB" fo:font-style="italic" style:font-style-asian="italic" style:font-style-complex="italic"/>
    </style:style>
    <style:style style:name="T5" style:family="text">
      <style:text-properties fo:color="#280099" fo:language="en" fo:country="G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280099"/>
    </style:style>
    <style:style style:name="T9" style:family="text">
      <style:text-properties fo:color="#280099" style:text-position="super 58%"/>
    </style:style>
    <style:style style:name="T10" style:family="text">
      <style:text-properties fo:color="#280099" style:text-position="sub 58%"/>
    </style:style>
    <style:style style:name="T11" style:family="text">
      <style:text-properties fo:color="#280099" style:text-underline-style="solid" style:text-underline-width="auto" style:text-underline-color="font-color"/>
    </style:style>
    <style:style style:name="T12" style:family="text">
      <style:text-properties fo:color="#280099" style:text-underline-style="none"/>
    </style:style>
    <text:list-style style:name="L1">
      <text:list-level-style-bullet text:level="1" text:bullet-char="•">
        <style:text-properties fo:font-family="Arial" style:font-family-generic="swiss" style:font-pitch="variable" fo:color="#000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8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8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8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8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80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80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louds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7.831cm" svg:x="2.41cm" svg:y="1.5cm" presentation:class="title" presentation:user-transformed="true">
          <draw:text-box>
            <text:p text:style-name="P1"><text:span text:style-name="T1">Molecular modelling</text:span></text:p>
          </draw:text-box>
        </draw:frame>
        <draw:custom-shape draw:style-name="gr1" draw:text-style-name="P3" draw:layer="layout" svg:width="0.511cm" svg:height="1.018cm" svg:x="10.751cm" svg:y="4.776cm">
          <text:p text:style-name="P5"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3.759cm" svg:height="4.511cm" svg:x="5.75cm" svg:y="9.948cm">
          <text:p text:style-name="P4"><text:span text:style-name="T2">José R. Valverd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Bullet Point Slide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Contents</text:span></text:p>
          </draw:text-box>
        </draw:frame>
        <draw:frame presentation:style-name="pr4" draw:text-style-name="P10" draw:layer="layout" svg:width="22.86cm" svg:height="10.28cm" svg:x="1.27cm" svg:y="4.444cm" presentation:class="outline" presentation:user-transformed="true">
          <draw:text-box>
            <text:list text:style-name="L3">
              <text:list-item>
                <text:p text:style-name="P6"><text:span text:style-name="T4">Ab initio</text:span><text:span text:style-name="T5"> modelling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Ab initio</text:span><text:span text:style-name="T5"> Quantum Mechani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Ab initio</text:span><text:span text:style-name="T5"> Molecular Mechanic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Homology modelling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Homolog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Threading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Structure prediction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2.86cm" svg:height="2.926cm" svg:x="1.27cm" svg:y="0.887cm" presentation:class="title">
          <draw:text-box>
            <text:p text:style-name="P5"><text:span text:style-name="T6">Ab initio</text:span><text:span text:style-name="T7"> modelling</text:span></text:p>
          </draw:text-box>
        </draw:frame>
        <draw:frame presentation:style-name="pr7" draw:text-style-name="P15" draw:layer="layout" svg:width="22.86cm" svg:height="10.161cm" svg:x="1.27cm" svg:y="4.444cm" presentation:class="outline">
          <draw:text-box>
            <text:list text:style-name="L3">
              <text:list-item>
                <text:p text:style-name="P12"><text:span text:style-name="T8">Predict 3D structure from chemical formula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Out of purely theoretical mode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Maximum quality (given state of the art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Maximum cost (nothing is assume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8" draw:text-style-name="P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2.86cm" svg:height="2.926cm" svg:x="1.27cm" svg:y="0.887cm" presentation:class="title">
          <draw:text-box>
            <text:p text:style-name="P5"><text:span text:style-name="T6">Ab initio QM</text:span></text:p>
          </draw:text-box>
        </draw:frame>
        <draw:frame presentation:style-name="pr7" draw:text-style-name="P15" draw:layer="layout" svg:width="22.86cm" svg:height="12.401cm" svg:x="1.5cm" svg:y="3.769cm" presentation:class="outline" presentation:user-transformed="true">
          <draw:text-box>
            <text:list text:style-name="L3">
              <text:list-item>
                <text:p text:style-name="P12"><text:span text:style-name="T8">The best possible approximation</text:span></text:p>
              </text:list-item>
            </text:list>
            <text:list text:style-name="L3">
              <text:list-item>
                <text:p text:style-name="P12"><text:span text:style-name="T8">Tremendous computational cost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N</text:span><text:span text:style-name="T9">3</text:span><text:span text:style-name="T8"> – N</text:span><text:span text:style-name="T9">8</text:span><text:span text:style-name="T8"> (on the number of elementary particl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Unfeasible for all but smallest systems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8">Modern approaches on the order of N (medium sized systems)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Linearly scaling DFT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Multipoles and cutoff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MOZY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8" draw:text-style-name="P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2.86cm" svg:height="2.926cm" svg:x="1.27cm" svg:y="0.887cm" presentation:class="title">
          <draw:text-box>
            <text:p text:style-name="P5"><text:span text:style-name="T6">Ab initio MM/MD</text:span></text:p>
          </draw:text-box>
        </draw:frame>
        <draw:frame presentation:style-name="pr7" draw:text-style-name="P15" draw:layer="layout" svg:width="22.86cm" svg:height="13.135cm" svg:x="1.27cm" svg:y="4.444cm" presentation:class="outline" presentation:user-transformed="true">
          <draw:text-box>
            <text:list text:style-name="L3">
              <text:list-item>
                <text:p text:style-name="P12"><text:span text:style-name="T8">Classical mechanics treatment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E = E</text:span><text:span text:style-name="T10">bonded</text:span><text:span text:style-name="T8"> + E</text:span><text:span text:style-name="T10">non-bond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E</text:span><text:span text:style-name="T10">non-bonded</text:span><text:span text:style-name="T8"> scales to N</text:span><text:span text:style-name="T9">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Soft charged spheres joined by spring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Ignore bond-breaking and formation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8">From scratch approache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Tractable only for small-medium size systems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8">Large system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Workable if we can start close to the 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8" draw:text-style-name="P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86cm" svg:height="2.926cm" svg:x="1.27cm" svg:y="0.887cm" presentation:class="title">
          <draw:text-box>
            <text:p text:style-name="P5">Homology modelling</text:p>
          </draw:text-box>
        </draw:frame>
        <draw:frame presentation:style-name="pr7" draw:text-style-name="P15" draw:layer="layout" svg:width="22.86cm" svg:height="12.082cm" svg:x="1.27cm" svg:y="4.444cm" presentation:class="outline" presentation:user-transformed="true">
          <draw:text-box>
            <text:list text:style-name="L3">
              <text:list-item>
                <text:p text:style-name="P12"><text:span text:style-name="T8">Conformational search is a combinatorial problem: N!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In the best case we know all factors involv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But we don't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8">We may assume that similar functions share similar structures and sequence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Start from similar struct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Assume it is close to the solu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Apply an energy minimization ste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8" draw:text-style-name="P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86cm" svg:height="2.926cm" svg:x="1.27cm" svg:y="0.887cm" presentation:class="title">
          <draw:text-box>
            <text:p text:style-name="P5">Know your problem</text:p>
          </draw:text-box>
        </draw:frame>
        <draw:frame presentation:style-name="pr7" draw:text-style-name="P15" draw:layer="layout" svg:width="22.86cm" svg:height="12.33cm" svg:x="1.27cm" svg:y="4.444cm" presentation:class="outline" presentation:user-transformed="true">
          <draw:text-box>
            <text:list text:style-name="L3">
              <text:list-item>
                <text:p text:style-name="P12"><text:span text:style-name="T8">The first step in any simulation is knowing your problem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What do you want to know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What is already known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Is the solution already known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Is there an approximate solution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What are the characteristics, properties and constrains of your system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Bibliograph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Database search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8" draw:text-style-name="P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86cm" svg:height="2.926cm" svg:x="1.27cm" svg:y="0.887cm" presentation:class="title">
          <draw:text-box>
            <text:p text:style-name="P5">Search for the structure</text:p>
          </draw:text-box>
        </draw:frame>
        <draw:frame presentation:style-name="pr7" draw:text-style-name="P15" draw:layer="layout" svg:width="22.86cm" svg:height="11.624cm" svg:x="1.27cm" svg:y="4.444cm" presentation:class="outline" presentation:user-transformed="true">
          <draw:text-box>
            <text:list text:style-name="L3">
              <text:list-item>
                <text:p text:style-name="P12"><text:span text:style-name="T8">Is the structure already known?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Do we know the sequence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Blast/FastA against PDB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Look for </text:span><text:span text:style-name="T11">exact</text:span><text:span text:style-name="T12"> match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2">A mutation or polymorphism means we need to build a mod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If we ignore the seque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Direct PDB search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If we succeed, we can ignore the rest: we do have the 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8" draw:text-style-name="P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86cm" svg:height="2.926cm" svg:x="1.27cm" svg:y="0.887cm" presentation:class="title">
          <draw:text-box>
            <text:p text:style-name="P5">Select template</text:p>
          </draw:text-box>
        </draw:frame>
        <draw:frame presentation:style-name="pr7" draw:text-style-name="P15" draw:layer="layout" svg:width="22.86cm" svg:height="10.897cm" svg:x="1.27cm" svg:y="4.444cm" presentation:class="outline" presentation:user-transformed="true">
          <draw:text-box>
            <text:list text:style-name="L3">
              <text:list-item>
                <text:p text:style-name="P12"><text:span text:style-name="T8">Start from a sequence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New seque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Old sequence muta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Use FASTA format on a text edito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8">Select a modeling method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General good similarity (&gt;40%): Homolog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Twilight zone (30-40%): Threa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Local similarities: partial mod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8" draw:text-style-name="P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86cm" svg:height="2.926cm" svg:x="1.27cm" svg:y="0.887cm" presentation:class="title">
          <draw:text-box>
            <text:p text:style-name="P5">Build initial model</text:p>
          </draw:text-box>
        </draw:frame>
        <draw:frame presentation:style-name="pr7" draw:text-style-name="P15" draw:layer="layout" svg:width="22.86cm" svg:height="13.987cm" svg:x="1.27cm" svg:y="4.444cm" presentation:class="outline" presentation:user-transformed="true">
          <draw:text-box>
            <text:list text:style-name="L3">
              <text:list-item>
                <text:p text:style-name="P12"><text:span text:style-name="T8">Align sequence against templates</text:span></text:p>
              </text:list-item>
            </text:list>
            <text:list text:style-name="L3">
              <text:list-item>
                <text:p text:style-name="P12"><text:span text:style-name="T8">Assign template structure to unknown</text:span></text:p>
              </text:list-item>
            </text:list>
            <text:list text:style-name="L3">
              <text:list-item>
                <text:p text:style-name="P12"><text:span text:style-name="T8">What next?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It may be sensible to stop he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If similarity is very high (point mutation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After ensuring no steric clashes (try rotamer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It we know there are no major chang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If validation shows no major conflic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Perform additional refinem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Minimization (to avoid strong conflict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MD (to allow for conformational change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8" draw:text-style-name="P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86cm" svg:height="2.926cm" svg:x="1.27cm" svg:y="0.887cm" presentation:class="title">
          <draw:text-box>
            <text:p text:style-name="P5">Model optimization</text:p>
          </draw:text-box>
        </draw:frame>
        <draw:frame presentation:style-name="pr7" draw:text-style-name="P15" draw:layer="layout" svg:width="22.86cm" svg:height="13.312cm" svg:x="1.27cm" svg:y="4.444cm" presentation:class="outline" presentation:user-transformed="true">
          <draw:text-box>
            <text:list text:style-name="L3">
              <text:list-item>
                <text:p text:style-name="P12"><text:span text:style-name="T8">In general, more stable structures will have lower internal energy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Compute energ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Use energy to optimize the struct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Molecular Mechani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Force fiel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Various minimization algorithm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Quick and dirt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8">Tinker Minimize, optimize, sniffer. AMBER serv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Slow and accura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8">Tinker PSS, newton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8" draw:text-style-name="P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86cm" svg:height="2.926cm" svg:x="1.27cm" svg:y="0.887cm" presentation:class="title">
          <draw:text-box>
            <text:p text:style-name="P5">Further optimization</text:p>
          </draw:text-box>
        </draw:frame>
        <draw:frame presentation:style-name="pr7" draw:text-style-name="P15" draw:layer="layout" svg:width="22.86cm" svg:height="12.565cm" svg:x="1.27cm" svg:y="4.444cm" presentation:class="outline" presentation:user-transformed="true">
          <draw:text-box>
            <text:list text:style-name="L3">
              <text:list-item>
                <text:p text:style-name="P12"><text:span text:style-name="T8">Validate your structure</text:span></text:p>
              </text:list-item>
            </text:list>
            <text:list text:style-name="L3">
              <text:list-item>
                <text:p text:style-name="P12"><text:span text:style-name="T8">Check against prior knowledge</text:span></text:p>
              </text:list-item>
            </text:list>
            <text:list text:style-name="L3">
              <text:list-item>
                <text:p text:style-name="P12"><text:span text:style-name="T8">Optimization might have found a local minimum</text:span></text:p>
              </text:list-item>
            </text:list>
            <text:list text:style-name="L3">
              <text:list-item>
                <text:p text:style-name="P12"><text:span text:style-name="T8">Look for alternate configuration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Simulated Anneal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Molecular Dynami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Simulation times are too short (ps-n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Validate and repe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8" draw:text-style-name="P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5" draw:layer="layout" svg:width="22.86cm" svg:height="2.926cm" svg:x="1.27cm" svg:y="0.887cm" presentation:class="title">
          <draw:text-box>
            <text:p text:style-name="P5">Validation</text:p>
          </draw:text-box>
        </draw:frame>
        <draw:frame presentation:style-name="pr7" draw:text-style-name="P15" draw:layer="layout" svg:width="22.86cm" svg:height="10.897cm" svg:x="1.27cm" svg:y="4.444cm" presentation:class="outline" presentation:user-transformed="true">
          <draw:text-box>
            <text:list text:style-name="L3">
              <text:list-item>
                <text:p text:style-name="P12"><text:span text:style-name="T8">Experimental method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Prior knowled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Model driven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8">Theoretical method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Check a battery of commonly respected ru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There may be excep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Run validation with template and your mod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8">Look for differe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8" draw:text-style-name="P5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80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80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0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80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80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1.063cm 0cm 1.059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 style:writing-mode="lr-tb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80ff" fo:font-size="14pt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8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8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8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8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9.05cm" svg:x="0cm" svg:y="0cm">
        <draw:image xlink:href="Pictures/100000000000044C000002DDEF1F5E7C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0.411cm" svg:x="1.27cm" svg:y="4.444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4"><text:span text:style-name="T2"><presentation:date-time/></text:span></text:p>
        </draw:text-box>
      </draw:frame>
      <draw:frame presentation:style-name="pr1" draw:text-style-name="P5" draw:layer="backgroundobjects" svg:width="8.044cm" svg:height="1.324cm" svg:x="8.678cm" svg:y="17.347cm" presentation:class="footer">
        <draw:text-box>
          <text:p text:style-name="P5"><text:span text:style-name="T2"><presentation:footer/></text:span></text:p>
        </draw:text-box>
      </draw:frame>
      <draw:frame presentation:style-name="pr1" draw:text-style-name="P6" draw:layer="backgroundobjects" svg:width="5.927cm" svg:height="1.324cm" svg:x="18.202cm" svg:y="17.347cm" presentation:class="page-number">
        <draw:text-box>
          <text:p text:style-name="P6"><text:span text:style-name="T2"><text:page-number>&lt;number&gt;</text:page-number></text:span></text:p>
        </draw:text-box>
      </draw:frame>
      <presentation:notes style:page-layout-name="PM0">
        <draw:rect draw:style-name="gr4" draw:text-style-name="P7" draw:layer="backgroundobjects" svg:width="19.05cm" svg:height="25.4cm" svg:x="0cm" svg:y="0cm">
          <text:p/>
        </draw:rect>
        <draw:frame presentation:style-name="pr2" draw:text-style-name="P4" draw:layer="backgroundobjects" svg:width="8.255cm" svg:height="1.271cm" svg:x="-0.001cm" svg:y="0cm" presentation:class="header">
          <draw:text-box>
            <text:p text:style-name="P4"><text:span text:style-name="T3"><presentation:header/></text:span></text:p>
          </draw:text-box>
        </draw:frame>
        <draw:frame presentation:style-name="pr2" draw:text-style-name="P6" draw:layer="backgroundobjects" svg:width="8.255cm" svg:height="1.271cm" svg:x="10.79cm" svg:y="0cm" presentation:class="date-time">
          <draw:text-box>
            <text:p text:style-name="P6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4" draw:layer="backgroundobjects" svg:width="8.255cm" svg:height="1.271cm" svg:x="-0.001cm" svg:y="24.125cm" presentation:class="footer">
          <draw:text-box>
            <text:p text:style-name="P4"><text:span text:style-name="T3"><presentation:footer/></text:span></text:p>
          </draw:text-box>
        </draw:frame>
        <draw:frame presentation:style-name="pr3" draw:text-style-name="P6" draw:layer="backgroundobjects" svg:width="8.255cm" svg:height="1.271cm" svg:x="10.79cm" svg:y="24.125cm" presentation:class="page-number">
          <draw:text-box>
            <text:p text:style-name="P6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19.05cm" svg:x="0cm" svg:y="0cm">
        <draw:image xlink:href="Pictures/100000000000044C000002DDEF1F5E7C.jpg" xlink:type="simple" xlink:show="embed" xlink:actuate="onLoad">
          <text:p/>
        </draw:image>
      </draw:frame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pr4" draw:text-style-name="P4" draw:layer="backgroundobjects" svg:width="5.927cm" svg:height="1.324cm" svg:x="1.269cm" svg:y="17.347cm" presentation:class="date-time">
        <draw:text-box>
          <text:p text:style-name="P4"><text:span text:style-name="T2"><presentation:date-time/></text:span></text:p>
        </draw:text-box>
      </draw:frame>
      <draw:frame presentation:style-name="pr4" draw:text-style-name="P5" draw:layer="backgroundobjects" svg:width="8.044cm" svg:height="1.324cm" svg:x="8.678cm" svg:y="17.347cm" presentation:class="footer">
        <draw:text-box>
          <text:p text:style-name="P5"><text:span text:style-name="T2"><presentation:footer/></text:span></text:p>
        </draw:text-box>
      </draw:frame>
      <draw:frame presentation:style-name="pr4" draw:text-style-name="P6" draw:layer="backgroundobjects" svg:width="5.927cm" svg:height="1.324cm" svg:x="18.202cm" svg:y="17.347cm" presentation:class="page-number">
        <draw:text-box>
          <text:p text:style-name="P6"><text:span text:style-name="T2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4" draw:text-style-name="P7" draw:layer="backgroundobjects" svg:width="19.05cm" svg:height="25.4cm" svg:x="0cm" svg:y="0cm">
          <text:p/>
        </draw:rect>
        <draw:frame presentation:style-name="pr5" draw:text-style-name="P4" draw:layer="backgroundobjects" svg:width="8.255cm" svg:height="1.271cm" svg:x="-0.001cm" svg:y="0cm" presentation:class="header">
          <draw:text-box>
            <text:p text:style-name="P4"><text:span text:style-name="T3"><presentation:header/></text:span></text:p>
          </draw:text-box>
        </draw:frame>
        <draw:frame presentation:style-name="pr5" draw:text-style-name="P6" draw:layer="backgroundobjects" svg:width="8.255cm" svg:height="1.271cm" svg:x="10.79cm" svg:y="0cm" presentation:class="date-time">
          <draw:text-box>
            <text:p text:style-name="P6"><text:span text:style-name="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4" draw:layer="backgroundobjects" svg:width="8.255cm" svg:height="1.271cm" svg:x="-0.001cm" svg:y="24.125cm" presentation:class="footer">
          <draw:text-box>
            <text:p text:style-name="P4"><text:span text:style-name="T3"><presentation:footer/></text:span></text:p>
          </draw:text-box>
        </draw:frame>
        <draw:frame presentation:style-name="pr6" draw:text-style-name="P6" draw:layer="backgroundobjects" svg:width="8.255cm" svg:height="1.271cm" svg:x="10.79cm" svg:y="24.125cm" presentation:class="page-number">
          <draw:text-box>
            <text:p text:style-name="P6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Flowers</dc:title>
    <dc:creator>José Valverde</dc:creator>
    <dc:date>2008-11-09T11:04:05</dc:date>
    <meta:print-date>2007-07-04T17:37:30</meta:print-date>
    <dc:language>en-US</dc:language>
    <meta:editing-cycles>8</meta:editing-cycles>
    <meta:editing-duration>PT3H15M56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